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HEO DÕI 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1"/>
          <table:table-cell table:style-name="ce9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Hồ sơ kiểm dịch liên quan</text:p>
            <text:p>(số, ngày cấp, nơi cấp)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9"/>
          <table:table-cell table:style-name="ce10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ho['ngay_kiem_tra']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1:00:35</dc:date>
    <dc:creator>TrongNguyen </dc:creator>
    <meta:editing-duration>PT20M17S</meta:editing-duration>
    <meta:editing-cycles>6</meta:editing-cycles>
    <meta:document-statistic meta:table-count="3" meta:cell-count="14" meta:object-count="0"/>
  </office:meta>
</office:document-meta>
</file>